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6.94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text-properties style:font-name="Arial" fo:font-weight="bold" style:font-weight-asian="bold" style:font-weight-complex="bold"/>
    </style:style>
    <style:style style:name="P4" style:family="paragraph">
      <style:text-properties fo:color="#000000" fo:font-weight="normal" style:font-weight-asian="normal" style:font-weight-complex="normal"/>
    </style:style>
    <style:style style:name="P5" style:family="paragraph">
      <style:text-properties fo:color="#000000" style:font-name="Arial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945cm" svg:x="1.2cm" svg:y="5.292cm" presentation:class="title" presentation:user-transformed="true">
          <draw:text-box>
            <text:p><text:span text:style-name="T1">Simple scalable chat app</text:span><text:span text:style-name="T1"><text:line-break/></text:span><text:span text:style-name="T2"><text:line-break/></text:span><text:span text:style-name="T2">Julian Leuze </text:span><text:span text:style-name="T2"><text:line-break/></text:span><text:span text:style-name="T2">Gabriel Dimitro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>
          <draw:text-box>
            <text:p><text:span text:style-name="T3">Issues occured due to scalabilty</text:span></text:p>
          </draw:text-box>
        </draw:frame>
        <draw:frame presentation:style-name="pr4" draw:text-style-name="P4" draw:layer="layout" svg:width="25.199cm" svg:height="12.179cm" svg:x="1.8cm" svg:y="4.8cm" presentation:class="outline" presentation:user-transformed="true">
          <draw:text-box>
            <text:list text:style-name="L2">
              <text:list-item>
                <text:p text:style-name="P4"><text:span text:style-name="T4">Users were not visible to each other across node instances</text:span></text:p>
              </text:list-item>
              <text:list-item>
                <text:p text:style-name="P4"><text:span text:style-name="T4">Socket.io requires sticky sessions.</text:span></text:p>
              </text:list-item>
              <text:list-item>
                <text:p text:style-name="P4"><text:span text:style-name="T4">If an instance crashes or fails, clients try to connect again but have no user name. </text:span></text:p>
              </text:list-item>
              <text:list-item>
                <text:p text:style-name="P4"><text:span text:style-name="T4">Media could not be anymore transferred across node instances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3">Lesson learnt</text:span>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eperation of modules with modules.export = function(){ } in Node.js</text:span></text:p>
              </text:list-item>
              <text:list-item>
                <text:p text:style-name="P1"><text:span text:style-name="T2">Usage of Chrome as a debugger for Node.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1.771cm" svg:x="1.4cm" svg:y="0.837cm" presentation:class="title">
          <draw:text-box>
            <text:p><text:span text:style-name="T3">Demonstration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s://hsrtcloudchat.eu-de.mybluemix.net/" xlink:type="simple">https://hsrtcloudchat.eu-de.mybluemix.net/</text:a>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ree instances,</text:span></text:p>
                    <text:p><text:span text:style-name="T5">although 32 instances are possible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6:43:32.122000000</meta:creation-date>
    <meta:editing-duration>PT14M7S</meta:editing-duration>
    <meta:editing-cycles>7</meta:editing-cycles>
    <meta:generator>LibreOffice/6.1.3.2$Windows_X86_64 LibreOffice_project/86daf60bf00efa86ad547e59e09d6bb77c699acb</meta:generator>
    <dc:title>Blue Curve</dc:title>
    <dc:date>2018-12-17T19:39:32.875000000</dc:date>
    <meta:document-statistic meta:object-count="50"/>
  </office:meta>
</office:document-meta>
</file>